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onclusion :</text:p>
      <text:p text:style-name="P1"><text:span text:style-name="T1"/></text:p>
      <text:p text:style-name="P1"><text:span text:style-name="T1">Nous avons montrés grâce à cette application une autre façon de naviguer sur le web.</text:span></text:p>
      <text:p text:style-name="P1"><text:span text:style-name="T1">Une séparation complète du fond (donnée) et de la forme (template) donne la possibilité à l'utilisateur de choisir exclusivement qu'elle information il veut. Cette approche permet aussi de créer des pages internets simple, mais surtout de personnaliser son contenu et son affichage coté client. </text:span></text:p>
      <text:p text:style-name="P1"><text:span text:style-name="T1"/></text:p>
      <text:p text:style-name="P1"><text:span text:style-name="T1">Une des limite du paradigme étudié est la puissance du langage de template, vis à vis de ce qui existe deja en matière de mise en forme des données. En effet, il peut être difficile d’obtenir le même résultat que les sites web actuel avec un langage restreint.</text:span></text:p>
      <text:p text:style-name="P1"><text:span text:style-name="T1"/></text:p>
      <text:p text:style-name="P1"><text:span text:style-name="T1">Le fait qu'il n'existe pas de normalisation universelle des données rend difficile la réalisation de templates réutilisables d'une ressource à l'autre. Un utilisateur souhaitant personnaliser l'affichage de plus plusieurs ressources differentes devra le faire au cas par cas, même si les ressources ont une sémantique similaire.</text:span></text:p>
      <text:p text:style-name="P1"><text:span text:style-name="T1"/></text:p>
      <text:p text:style-name="P1"><text:span text:style-name="T1">Cette séparation fond/forme de la ressource apporte une alternative à la navigation web actuelle. Bien qu'elle soit limitée par certains standard du web actuel, les avancés dans le domaine des donnés liés apporterons certainement des solution qui permettrons d'ameliorer cette aproche de la navigation et potentielement d'en faire un standard du web 3.0.</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6T09:22:33.51</meta:creation-date>
    <dc:date>2014-05-26T11:48:00.59</dc:date>
    <dc:creator>raph ley</dc:creator>
    <meta:editing-duration>PT14M1S</meta:editing-duration>
    <meta:editing-cycles>2</meta:editing-cycles>
    <meta:generator>OpenOffice/4.0.1$Win32 OpenOffice.org_project/401m5$Build-9714</meta:generator>
    <meta:document-statistic meta:table-count="0" meta:image-count="0" meta:object-count="0" meta:page-count="1" meta:paragraph-count="6" meta:word-count="208" meta:character-count="1333"/>
  </office:meta>
</office:document-meta>
</file>